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8978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4fae6" officeooo:paragraph-rsid="003e0202"/>
    </style:style>
    <style:style style:name="P7" style:family="paragraph" style:parent-style-name="Standard">
      <style:text-properties fo:color="#000000" loext:opacity="100%" officeooo:rsid="0034fae6" officeooo:paragraph-rsid="0040e06c"/>
    </style:style>
    <style:style style:name="P8" style:family="paragraph" style:parent-style-name="Standard">
      <style:text-properties fo:color="#000000" loext:opacity="100%" officeooo:rsid="003a0af5" officeooo:paragraph-rsid="003a0af5"/>
    </style:style>
    <style:style style:name="P9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0" style:family="paragraph" style:parent-style-name="Standard">
      <style:text-properties fo:color="#000000" loext:opacity="100%" officeooo:rsid="00466dc1" officeooo:paragraph-rsid="00466dc1"/>
    </style:style>
    <style:style style:name="P11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2" style:family="paragraph" style:parent-style-name="Standard">
      <style:text-properties fo:color="#000000" loext:opacity="100%" officeooo:rsid="002f5b80" officeooo:paragraph-rsid="001c9ab3"/>
    </style:style>
    <style:style style:name="P13" style:family="paragraph" style:parent-style-name="Standard">
      <style:text-properties fo:color="#000000" loext:opacity="100%" officeooo:rsid="0031e7e7" officeooo:paragraph-rsid="004805c3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  <style:style style:name="T11" style:family="text">
      <style:text-properties officeooo:rsid="00480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Tests of <text:span text:style-name="T1">for</text:span> statements</text:p>
      <text:p text:style-name="P2"/>
      <text:p text:style-name="P3">[for <text:span text:style-name="T2">$</text:span>tutu]</text:p>
      <text:p text:style-name="P9"><text:span text:style-name="T7">Associate number </text:span><text:span text:style-name="T3">[forindex]</text:span></text:p>
      <text:p text:style-name="P5"><text:span text:style-name="T7">first name : </text:span>[foritem firstName] </text:p>
      <text:p text:style-name="P5"><text:span text:style-name="T5">last </text:span><text:span text:style-name="T7">n</text:span><text:span text:style-name="T5">ame escaped </text:span><text:span text:style-name="T9">by default </text:span>[foritem <text:span text:style-name="T4">lastName</text:span>]</text:p>
      <text:p text:style-name="P7"><text:span text:style-name="T5">last </text:span><text:span text:style-name="T7">n</text:span><text:span text:style-name="T5">ame escaped </text:span><text:span text:style-name="T9">html </text:span>[foritem <text:span text:style-name="T4">lastName </text:span><text:span text:style-name="T10">escape_html</text:span>]</text:p>
      <text:p text:style-name="P5"><text:span text:style-name="T5">last </text:span><text:span text:style-name="T7">n</text:span><text:span text:style-name="T5">ame not escaped </text:span>[foritem <text:span text:style-name="T4">lastName </text:span><text:span text:style-name="T5">raw</text:span>]</text:p>
      <text:p text:style-name="P8">Address : </text:p>
      <text:p text:style-name="P4">[foritem <text:span text:style-name="T4">address.street1</text:span>]</text:p>
      <text:p text:style-name="P6">[foritem <text:span text:style-name="T4">address.</text:span><text:span text:style-name="T8">zip</text:span>] [foritem <text:span text:style-name="T4">address.</text:span><text:span text:style-name="T6">city</text:span>]</text:p>
      <text:p text:style-name="P3">[endfor]</text:p>
      <text:p text:style-name="P2"/>
      <text:p text:style-name="P13">[for <text:span text:style-name="T2">$</text:span><text:span text:style-name="T11">tata</text:span>]</text:p>
      <text:p text:style-name="P2"/>
      <text:p text:style-name="P10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11-17T17:43:42.698037039</dc:date>
    <meta:editing-duration>PT8H45M37S</meta:editing-duration>
    <meta:editing-cycles>44</meta:editing-cycles>
    <meta:generator>LibreOffice/7.6.2.1$Linux_X86_64 LibreOffice_project/60$Build-1</meta:generator>
    <meta:document-statistic meta:table-count="0" meta:image-count="0" meta:object-count="0" meta:page-count="1" meta:paragraph-count="13" meta:word-count="49" meta:character-count="347" meta:non-whitespace-character-count="309"/>
  </office:meta>
</office:document-meta>
</file>